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7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mkdir thamarai</text:p>
      <text:p text:style-name="P1"><text:s text:c="4"/>cd thamarai</text:p>
      <text:p text:style-name="P1"><text:s text:c="4"/>ls</text:p>
      <text:p text:style-name="P1"><text:s text:c="3"/>hadoop fs -mkdir /mts</text:p>
      <text:p text:style-name="P1"><text:s text:c="3"/>hadoop fs -copyFromLocal /home/edureka/Desktop/thamarai /mts </text:p>
      <text:p text:style-name="P1"><text:s text:c="3"/>ifconfig</text:p>
      <text:p text:style-name="P1"><text:s text:c="5"/>hadoop jar hadoop-mapreduce-examples-2.2.0.jar </text:p>
      <text:p text:style-name="P1"><text:s text:c="3"/>hadoop jar hadoop-mapreduce-examples-2.2.0.jar wordcount /mts/thamarai /mts/count</text:p>
      <text:p text:style-name="P1"><text:s text:c="3"/>hadoop jar hadoop-mapreduce-examples-2.2.0.jar wordmean <text:s/>/mts/thamarai /mts/mean</text:p>
      <text:p text:style-name="P1"><text:s text:c="4"/>hadoop jar hadoop-mapreduce-examples-2.2.0.jar wordmedian <text:s/>/mts/thamarai /mts/median</text:p>
      <text:p text:style-name="P1"><text:s text:c="3"/>hadoop jar hadoop-mapreduce-examples-2.2.0.jar wordstandarddeviation <text:s/>/mts/thamarai /mts/standarddeviation</text:p>
      <text:p text:style-name="P1"><text:s text:c="3"/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29T13:54:39</meta:creation-date>
    <dc:date>2022-09-29T13:57:01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2" meta:word-count="43" meta:character-count="575" meta:non-whitespace-character-count="486"/>
    <meta:generator>LibreOffice/4.0.4.2$Linux_x86 LibreOffice_project/400m0$Build-2</meta:generator>
  </office:meta>
</office:document-meta>
</file>